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DejaVu Sans" officeooo:rsid="000ae357" officeooo:paragraph-rsid="000ae357"/>
    </style:style>
    <style:style style:name="P2" style:family="paragraph" style:parent-style-name="Standard">
      <style:text-properties style:font-name="DejaVu Sans" officeooo:rsid="000ae357" officeooo:paragraph-rsid="000e62c7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0ae357" officeooo:paragraph-rsid="000ae357" style:font-weight-asian="bold" style:font-weight-complex="bold"/>
    </style:style>
    <style:style style:name="P4" style:family="paragraph" style:parent-style-name="Standard">
      <style:text-properties officeooo:paragraph-rsid="000db4c9"/>
    </style:style>
    <style:style style:name="P5" style:family="paragraph" style:parent-style-name="Standard" style:list-style-name="L2">
      <style:text-properties officeooo:paragraph-rsid="000db4c9"/>
    </style:style>
    <style:style style:name="P6" style:family="paragraph" style:parent-style-name="Standard" style:list-style-name="L3">
      <style:text-properties officeooo:paragraph-rsid="000db4c9"/>
    </style:style>
    <style:style style:name="P7" style:family="paragraph" style:parent-style-name="Standard" style:list-style-name="L4">
      <style:text-properties officeooo:paragraph-rsid="000db4c9"/>
    </style:style>
    <style:style style:name="P8" style:family="paragraph" style:parent-style-name="Standard" style:list-style-name="L5">
      <style:text-properties officeooo:paragraph-rsid="000db4c9"/>
    </style:style>
    <style:style style:name="P9" style:family="paragraph" style:parent-style-name="Standard">
      <style:text-properties officeooo:paragraph-rsid="000e62c7"/>
    </style:style>
    <style:style style:name="P10" style:family="paragraph" style:parent-style-name="Standard" style:list-style-name="L7">
      <style:text-properties officeooo:paragraph-rsid="000e62c7"/>
    </style:style>
    <style:style style:name="P11" style:family="paragraph" style:parent-style-name="Standard" style:list-style-name="L8">
      <style:text-properties officeooo:paragraph-rsid="000e62c7"/>
    </style:style>
    <style:style style:name="P12" style:family="paragraph" style:parent-style-name="Standard" style:list-style-name="L9">
      <style:text-properties officeooo:paragraph-rsid="000e62c7"/>
    </style:style>
    <style:style style:name="P13" style:family="paragraph" style:parent-style-name="Standard" style:list-style-name="L10">
      <style:text-properties officeooo:paragraph-rsid="000e62c7"/>
    </style:style>
    <style:style style:name="P14" style:family="paragraph" style:parent-style-name="Standard">
      <style:text-properties officeooo:paragraph-rsid="00104cb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font-name="DejaVu Sans" fo:font-weight="bold" officeooo:rsid="000ae357" style:font-weight-asian="bold" style:font-weight-complex="bold"/>
    </style:style>
    <style:style style:name="T5" style:family="text">
      <style:text-properties style:font-name="DejaVu Sans" officeooo:rsid="000ae357"/>
    </style:style>
    <style:style style:name="T6" style:family="text">
      <style:text-properties style:font-name="DejaVu Sans" officeooo:rsid="000db4c9"/>
    </style:style>
    <style:style style:name="T7" style:family="text">
      <style:text-properties style:font-name="DejaVu Sans" officeooo:rsid="000e62c7"/>
    </style:style>
    <style:style style:name="T8" style:family="text">
      <style:text-properties style:font-name="DejaVu Sans" officeooo:rsid="00104cb0"/>
    </style:style>
    <style:style style:name="T9" style:family="text">
      <style:text-properties style:font-name="DejaVu Sans" officeooo:rsid="001163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pracování četby</text:p>
      <text:p text:style-name="P1"><text:span text:style-name="T1">Název díla</text:span>: R.U.R. (Rossum’s Universal Robots)</text:p>
      <text:p text:style-name="P1"><text:span text:style-name="T1">Autor</text:span>: Karel Čapek</text:p>
      <text:p text:style-name="P1"><text:span text:style-name="T1">Nakladatelství, místo a rok vydání</text:span>: Aventinum, Praha, 1920</text:p>
      <text:p text:style-name="P1"><text:span text:style-name="T1">Ilustrátor</text:span>: Josef Čapek</text:p>
      <text:p text:style-name="P1"/>
      <text:p text:style-name="P1"><text:span text:style-name="T2"><text:tab/>Autor</text:span><text:line-break/><text:span text:style-name="T1">Karel Čapek</text:span> (1890–1938) byl český spisovatel, dramatik, novinář a překladatel. Patřil k české meziválečné literatuře a byl jednou z nejvýznamnějších osobností české kultury. Jeho tvorba zahrnuje sci-fi, filozofická a společensky angažovaná díla. Byl ovlivněn dobovými technologickými a sociálními změnami, což se projevilo i v jeho dramatu R.U.R., kde poprvé použil slovo "robot". Hra reaguje na obavy z industrializace a odlidštění společnosti.</text:p>
      <text:p text:style-name="P1"/>
      <text:p text:style-name="P1"><text:tab/><text:span text:style-name="T2">Literární druh a žánr</text:span><text:line-break/><text:span text:style-name="T1">Literární druh</text:span><text:span text:style-name="T3">:</text:span> Drama<text:line-break/><text:span text:style-name="T1">Žánr</text:span>: Sci-fi drama s prvky dystopie</text:p>
      <text:p text:style-name="P1"/>
      <text:p text:style-name="P1"><text:tab/><text:span text:style-name="T2">Námět, téma, motiv</text:span><text:line-break/><text:span text:style-name="T1">Námět</text:span>: Hra se zabývá vývojem umělých bytostí (robotů), kteří postupně přebírají kontrolu nad světem a způsobí zánik lidstva.<text:line-break/><text:span text:style-name="T1">Téma</text:span>: Zneužití vědy a techniky, odcizení člověka, vědecký pokrok bez etiky, hrozba totality.<text:line-break/><text:span text:style-name="T1">Motivy</text:span>: Technologický pokrok, dehumanizace, vzpoura strojů, boj o přežití, moc a odpovědnost za výtvory člověka.</text:p>
      <text:p text:style-name="P1"/>
      <text:p text:style-name="P1"><text:tab/><text:span text:style-name="T2">Časoprostor</text:span><text:line-break/><text:span text:style-name="T1">Místo děje</text:span>: Ostrovní továrna R.U.R.<text:line-break/><text:span text:style-name="T1">Čas děje</text:span>: Neurčitá budoucnost</text:p>
      <text:p text:style-name="P1"/>
      <text:p text:style-name="P2"><text:tab/><text:span text:style-name="T2">Stručný děj</text:span></text:p>
      <text:p text:style-name="P14"><text:span text:style-name="T5">Na odlehlém ostrově se nachází továrna Rossum’s Universal Robots, kde se vyrábějí roboti. Továrnu vede Domin, který chce roboty využít </text:span><text:span text:style-name="T8">na to, aby nemuseli lidi pracovat, ale roboti místo nich</text:span><text:span text:style-name="T5">. Helena Gloryová, dcera prezidenta, přijíždí do továrny a snaží se bojovat za práva robotů. Brzy se ukazuje, že roboti postrádají emoce a lidskost. Výroba robotů se zefektivní, ale ti nakonec povstanou a vyhladí lidstvo. </text:span><text:span text:style-name="T8">Po vyvraždění lidstva si roboti uvědomí, že jejich životnost je omezená a bez plánů na výrobu za dvacet let vyhynou. Poprosí tedy Alquista, aby znova našel plány na jejich výrobu. Alquistovi se to ale nepodaří. Najde dva roboty Prima a Helenu, kteří v sobě mají lásku a obecně city. </text:span></text:p>
      <text:p text:style-name="P1"/>
      <text:p text:style-name="P4"><text:span text:style-name="T4"><text:tab/>Kompoziční výstavba</text:span></text:p>
      <text:list text:style-name="L2">
        <text:list-item>
          <text:p text:style-name="P5"><text:span text:style-name="T6">d</text:span><text:span text:style-name="T5">rama ve 3 dějstvích</text:span></text:p>
        </text:list-item>
        <text:list-item>
          <text:p text:style-name="P5"><text:span text:style-name="T6">c</text:span><text:span text:style-name="T5">hronologická kompozice</text:span></text:p>
        </text:list-item>
        <text:list-item>
          <text:p text:style-name="P5"><text:span text:style-name="T6">p</text:span><text:span text:style-name="T5">rolog, epilog chybí</text:span></text:p>
        </text:list-item>
      </text:list>
      <text:p text:style-name="P4"><text:span text:style-name="T5"/></text:p>
      <text:p text:style-name="P4"><text:span text:style-name="T5"><text:tab/></text:span><text:span text:style-name="T4">Vypravěč / lyrický subjekt</text:span></text:p>
      <text:list text:style-name="L3">
        <text:list-item>
          <text:p text:style-name="P6"><text:span text:style-name="T6">d</text:span><text:span text:style-name="T5">rama bez vypravěče</text:span></text:p>
        </text:list-item>
      </text:list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4"><text:tab/>Postavy</text:span></text:p>
      <text:list text:style-name="L4">
        <text:list-item>
          <text:p text:style-name="P7"><text:span text:style-name="T5">Domin – ředitel továrny, věří ve společnost bez práce</text:span></text:p>
        </text:list-item>
        <text:list-item>
          <text:p text:style-name="P7"><text:span text:style-name="T5">Helena Gloryová – idealistka, snaží se pomoci robotům</text:span></text:p>
        </text:list-item>
        <text:list-item>
          <text:p text:style-name="P7"><text:span text:style-name="T5">Altruista – architekt, jako jediný přežije</text:span></text:p>
        </text:list-item>
        <text:list-item>
          <text:p text:style-name="P7"><text:span text:style-name="T5">Dr. Gall – vědec, vylepšuje roboty</text:span></text:p>
        </text:list-item>
        <text:list-item>
          <text:p text:style-name="P7"><text:span text:style-name="T5">Robot Radius – vůdce vzpoury</text:span></text:p>
        </text:list-item>
      </text:list>
      <text:p text:style-name="P4"><text:span text:style-name="T5"/></text:p>
      <text:p text:style-name="P4"><text:span text:style-name="T5"><text:tab/></text:span><text:span text:style-name="T4">Vyprávěcí způsoby a typy promluv</text:span></text:p>
      <text:list text:style-name="L5">
        <text:list-item>
          <text:p text:style-name="P8"><text:span text:style-name="T6">ER-forma</text:span><text:span text:style-name="T5"/></text:p>
        </text:list-item>
        <text:list-item>
          <text:p text:style-name="P8"><text:span text:style-name="T6">p</text:span><text:span text:style-name="T5">římá řeč</text:span></text:p>
        </text:list-item>
      </text:list>
      <text:p text:style-name="P4"><text:span text:style-name="T5"/></text:p>
      <text:p text:style-name="P9"><text:span text:style-name="T4"><text:tab/>Jazykové prostředky</text:span></text:p>
      <text:list text:style-name="L8">
        <text:list-item>
          <text:p text:style-name="P11"><text:span text:style-name="T8">s</text:span><text:span text:style-name="T5">pisovný jazyk</text:span></text:p>
        </text:list-item>
        <text:list-item>
          <text:p text:style-name="P11"><text:span text:style-name="T8">o</text:span><text:span text:style-name="T5">dborná slova</text:span></text:p>
        </text:list-item>
        <text:list-item>
          <text:p text:style-name="P11"><text:span text:style-name="T8">k</text:span><text:span text:style-name="T5">nižní výrazy</text:span></text:p>
        </text:list-item>
      </text:list>
      <text:p text:style-name="P9"><text:span text:style-name="T5"><text:line-break/><text:tab/></text:span><text:span text:style-name="T4">Tropy a figury</text:span></text:p>
      <text:list text:style-name="L9">
        <text:list-item>
          <text:p text:style-name="P12"><text:span text:style-name="T8">a</text:span><text:span text:style-name="T5">legorie (vzpoura robotů jako varování před dehumanizací)</text:span></text:p>
        </text:list-item>
        <text:list-item>
          <text:p text:style-name="P12"><text:span text:style-name="T8">s</text:span><text:span text:style-name="T5">ymboly (robot jako </text:span><text:span text:style-name="T9">napodobenina</text:span><text:span text:style-name="T5"> člověk</text:span><text:span text:style-name="T9">a</text:span><text:span text:style-name="T5"> bez duše)</text:span></text:p>
        </text:list-item>
      </text:list>
      <text:p text:style-name="P9"><text:span text:style-name="T5"><text:line-break/><text:tab/></text:span><text:span text:style-name="T4">Hlavní myšlenky</text:span></text:p>
      <text:list text:style-name="L10">
        <text:list-item>
          <text:p text:style-name="P13"><text:span text:style-name="T5">Varování před nekontrolovaným technologickým pokrokem</text:span></text:p>
        </text:list-item>
        <text:list-item>
          <text:p text:style-name="P13"><text:span text:style-name="T5">Důležitost lidství a emocí</text:span></text:p>
        </text:list-item>
        <text:list-item>
          <text:p text:style-name="P13"><text:span text:style-name="T5">Etika vědy a odpovědnost věcí</text:span></text:p>
        </text:list-item>
      </text:list>
      <text:p text:style-name="P9"><text:span text:style-name="T5"><text:line-break/><text:tab/></text:span><text:span text:style-name="T4">Vlastní hodnocení</text:span></text:p>
      <text:list text:style-name="L7">
        <text:list-item>
          <text:p text:style-name="P10"><text:span text:style-name="T5">R.U.R. je </text:span><text:span text:style-name="T7">celkem na svojí dobu nadčasové a podle mě to bavilo. </text:span><text:span text:style-name="T5">Vzpoura robotů </text:span><text:span text:style-name="T7">má znamenat nejspíš </text:span><text:span text:style-name="T5">obavy z nadvlády strojů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s" fo:country="CZ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7:31:39.772000000</meta:creation-date>
    <dc:date>2025-02-04T18:01:26.065000000</dc:date>
    <meta:editing-duration>PT29M43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9" meta:word-count="412" meta:character-count="2695" meta:non-whitespace-character-count="2321"/>
  </office:meta>
</office:document-meta>
</file>